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667cm" style:use-optimal-column-width="false"/>
    </style:style>
    <style:style style:name="co2" style:family="table-column">
      <style:table-column-properties style:column-width="59.438cm" style:use-optimal-column-width="false"/>
    </style:style>
    <style:style style:name="co3" style:family="table-column">
      <style:table-column-properties style:column-width="58.126cm" style:use-optimal-column-width="false"/>
    </style:style>
    <style:style style:name="co4" style:family="table-column">
      <style:table-column-properties style:column-width="116.631cm" style:use-optimal-column-width="false"/>
    </style:style>
    <style:style style:name="co5" style:family="table-column">
      <style:table-column-properties style:column-width="124.686cm" style:use-optimal-column-width="false"/>
    </style:style>
    <style:style style:name="ro1" style:family="table-row">
      <style:table-row-properties style:row-height="17.203cm" style:use-optimal-row-height="false"/>
    </style:style>
    <style:style style:name="ro2" style:family="table-row">
      <style:table-row-properties style:row-height="42.70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180pt" style:font-size-asian="180pt" style:font-size-complex="18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F" style:font-size-asian="180pt" style:font-name-complex="F" style:font-size-complex="180pt"/>
    </style:style>
    <style:style style:name="ce6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1" style:family="paragraph">
      <style:paragraph-properties fo:text-align="center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4" style:family="paragraph">
      <style:paragraph-properties fo:text-align="center" style:text-autospace="none"/>
      <style:text-properties style:font-name="Tahoma" fo:font-size="180pt" style:font-name-asian="F" style:font-size-asian="180pt" style:font-name-complex="F" style:font-size-complex="180pt"/>
    </style:style>
    <style:style style:name="P5" style:family="paragraph">
      <style:paragraph-properties fo:text-align="center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69.881cm" svg:height="188.02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1">میرے لاڈلے کہاں ہو سینے تمہیں لگاؤں<text:line-break/>اصغر میں تیری ماں ہوں </text:p>
              </table:table-cell>
              <table:table-cell table:style-name="ce2">
                <text:p text:style-name="P1"><text:s/>آجاؤ چاند میرے تیرى پیاس میں بجھاؤں<text:line-break/>اصغر میں تیری ماں ہوں</text:p>
              </table:table-cell>
              <table:table-cell/>
              <table:table-cell>
                <text:p text:style-name="P2">aajao chand mere teri pyaas mai bujhaun<text:line-break/>asghar main teri maan hun</text:p>
              </table:table-cell>
              <table:table-cell>
                <text:p text:style-name="P2">mere laadle kahan ho seene tumhein lagaun<text:line-break/>asghar main teri maan hun</text:p>
              </table:table-cell>
              <table:table-cell/>
            </table:table-row>
            <table:table-row table:style-name="ro2" table:default-cell-style-name="ce3">
              <table:table-cell>
                <text:p text:style-name="P2">2</text:p>
              </table:table-cell>
              <table:table-cell table:style-name="ce4">
                <text:p text:style-name="P3">تیرے جھولے کو سکینہ<text:line-break/>رورو کے چومتی ہے<text:line-break/>تجھے گھر میں ڈھونڈتی ہے<text:line-break/>تیری موت کی خبر میں<text:line-break/>کیسے اِسے سناؤں</text:p>
              </table:table-cell>
              <table:table-cell table:style-name="ce4">
                <text:p text:style-name="P3">بیٹا تمہارا قاتل<text:line-break/>میرے سامنے کھڑا ہے<text:line-break/>جانے کیوں ہنس رہا ہے<text:line-break/>چادر بھی لٹ چکی ہے<text:line-break/>منہ کس طرح چھپاؤں</text:p>
              </table:table-cell>
              <table:table-cell>
                <text:p text:style-name="P2">1</text:p>
              </table:table-cell>
              <table:table-cell>
                <text:p text:style-name="P2">beta tumhara qatil<text:line-break/>mere saamne khara hai<text:line-break/>jaane kyun hans raha hai<text:line-break/>chadar bhi lut chuki hai<text:line-break/>Mun kis tarha chupaun</text:p>
              </table:table-cell>
              <table:table-cell>
                <text:p text:style-name="P2">tere jhoole ko sakina<text:line-break/>ro ro ke choomti hai<text:line-break/>tujhe ghar may dhoondti hai<text:line-break/>teri maut ki khabar main<text:line-break/>kaise isay sunaun</text:p>
              </table:table-cell>
              <table:table-cell>
                <text:p text:style-name="P2">2</text:p>
              </table:table-cell>
            </table:table-row>
            <table:table-row table:style-name="ro2" table:default-cell-style-name="ce3">
              <table:table-cell>
                <text:p text:style-name="P2">4</text:p>
              </table:table-cell>
              <table:table-cell table:style-name="ce4">
                <text:p text:style-name="P3">نیزے سے گر رہا ہے<text:line-break/>ننھا سا سر تمہارا<text:line-break/>دل روتا ہے ہمارا<text:line-break/>میرے ہاتھ تو بندھے ہیں<text:line-break/>سر کس طرح اٹھاؤں </text:p>
              </table:table-cell>
              <table:table-cell table:style-name="ce4">
                <text:p text:style-name="P3">میری جان جا رہی ہے<text:line-break/>یہ سوچ سوچ اصغر<text:line-break/>اِس پھول سے گلے پر<text:line-break/>یہ تیر کیسے جھیلا<text:line-break/>بہنوں کو کیا بتاؤں</text:p>
              </table:table-cell>
              <table:table-cell>
                <text:p text:style-name="P2">3</text:p>
              </table:table-cell>
              <table:table-cell>
                <text:p text:style-name="P2">meri jaan ja rahi hai<text:line-break/>ye soch soch asghar<text:line-break/>is phool se galay par<text:line-break/>ye teer kaise jhayla<text:line-break/>Behno ko kya bataun</text:p>
              </table:table-cell>
              <table:table-cell>
                <text:p text:style-name="P2">naize se gir raha hai<text:line-break/>nanha sa sar tumhara<text:line-break/>dil rota hai hamara<text:line-break/>mere haath to bandhe hain<text:line-break/>sar kis tarha uthaun</text:p>
              </table:table-cell>
              <table:table-cell>
                <text:p text:style-name="P2">4</text:p>
              </table:table-cell>
            </table:table-row>
            <table:table-row table:style-name="ro2" table:default-cell-style-name="ce3">
              <table:table-cell>
                <text:p text:style-name="P2">6</text:p>
              </table:table-cell>
              <table:table-cell table:style-name="ce4">
                <text:p text:style-name="P3">جب رات ہوگی رن میں<text:line-break/>ہو جائے گا اندھیرا<text:line-break/>ڈرنا نہیں اے بیٹا<text:line-break/>دادی کہیں گی تم سے<text:line-break/>آ میں تجھے سلاؤں</text:p>
              </table:table-cell>
              <table:table-cell table:style-name="ce4">
                <text:p text:style-name="P3">جھولے کے ساتھ بیٹا<text:line-break/>میرے ہاتھ جل گئے ہیں<text:line-break/>ظالم بھی ہنس رہے ہیں<text:line-break/>تیری آخری نشانی<text:line-break/>کس طرح سے بچاؤں</text:p>
              </table:table-cell>
              <table:table-cell>
                <text:p text:style-name="P2">5</text:p>
              </table:table-cell>
              <table:table-cell>
                <text:p text:style-name="P2">jhoole ke saath beta<text:line-break/>mere haath jal gaye hain<text:line-break/>zaalim bhi hans rahe hain<text:line-break/>teri aakhri nishani<text:line-break/>Kis tarha se bachaun</text:p>
              </table:table-cell>
              <table:table-cell table:style-name="ce5">
                <text:p text:style-name="P4">jab raat hogi ran mein<text:line-break/>hojayega andhera<text:line-break/>darna nahi ay beta<text:line-break/>dadi kahengi tumse<text:line-break/>aa main tujhe sulaaun</text:p>
              </table:table-cell>
              <table:table-cell>
                <text:p text:style-name="P2">6</text:p>
              </table:table-cell>
            </table:table-row>
            <table:table-row table:style-name="ro2" table:default-cell-style-name="ce3">
              <table:table-cell/>
              <table:table-cell table:style-name="ce6" table:number-columns-spanned="2">
                <text:p text:style-name="P5">تم رات کو ہمیشہ<text:line-break/>سنتے تھے ماں سے لوری<text:line-break/>اب نیند آتی ہوگی<text:line-break/>پھر گود میں لِٹا کر<text:line-break/>نادِ علی سناؤں</text:p>
              </table:table-cell>
              <table:covered-table-cell table:style-name="ce6"/>
              <table:table-cell>
                <text:p text:style-name="P2">7</text:p>
              </table:table-cell>
              <table:table-cell table:number-columns-spanned="2">
                <text:p text:style-name="P2">tum raat ko hamesha<text:line-break/>sunte thai maan se lori<text:line-break/>ab neend aati hogi<text:line-break/>phir god may lita kar<text:line-break/>Nade ali sunaun</text:p>
              </table:table-cell>
              <table:covered-table-cell table:style-name="ce5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69.88cm" fo:page-height="188.0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4:16:16.369371700</dc:date>
    <meta:editing-duration>PT41M55S</meta:editing-duration>
    <meta:editing-cycles>15</meta:editing-cycles>
    <meta:generator>LibreOffice/25.2.4.3$Windows_X86_64 LibreOffice_project/33e196637044ead23f5c3226cde09b47731f7e27</meta:generator>
    <meta:document-statistic meta:object-count="1"/>
  </office:meta>
</office:document-meta>
</file>